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Fira Sans" svg:font-family="'Fira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fo:color="#333333" style:font-name="Fira Sans" officeooo:rsid="000c5a39" officeooo:paragraph-rsid="000c5a39"/>
    </style:style>
    <style:style style:name="P2" style:family="paragraph" style:parent-style-name="Text_20_body">
      <style:text-properties officeooo:rsid="000d9ea4" officeooo:paragraph-rsid="000d9ea4"/>
    </style:style>
    <style:style style:name="P3" style:family="paragraph" style:parent-style-name="Text_20_body">
      <style:text-properties officeooo:rsid="000f17dd" officeooo:paragraph-rsid="000f17dd"/>
    </style:style>
    <style:style style:name="P4" style:family="paragraph" style:parent-style-name="Text_20_body">
      <style:text-properties officeooo:rsid="00116d6a" officeooo:paragraph-rsid="00116d6a"/>
    </style:style>
    <style:style style:name="P5" style:family="paragraph" style:parent-style-name="Text_20_body">
      <style:text-properties officeooo:rsid="0012c7d2" officeooo:paragraph-rsid="0012c7d2"/>
    </style:style>
    <style:style style:name="P6" style:family="paragraph" style:parent-style-name="Text_20_body" style:list-style-name="L1">
      <style:text-properties officeooo:rsid="001372fb" officeooo:paragraph-rsid="001372fb"/>
    </style:style>
    <style:style style:name="P7" style:family="paragraph" style:parent-style-name="Text_20_body">
      <style:text-properties officeooo:rsid="00155ad7" officeooo:paragraph-rsid="00155ad7"/>
    </style:style>
    <style:style style:name="P8" style:family="paragraph" style:parent-style-name="Text_20_body">
      <style:text-properties officeooo:rsid="00181a6d" officeooo:paragraph-rsid="00181a6d"/>
    </style:style>
    <style:style style:name="P9" style:family="paragraph" style:parent-style-name="Text_20_body">
      <style:text-properties officeooo:rsid="001a033c" officeooo:paragraph-rsid="001a033c"/>
    </style:style>
    <style:style style:name="P10" style:family="paragraph" style:parent-style-name="Text_20_body">
      <style:text-properties officeooo:rsid="001cb9e5" officeooo:paragraph-rsid="001cb9e5"/>
    </style:style>
    <style:style style:name="P11" style:family="paragraph" style:parent-style-name="Text_20_body">
      <style:text-properties officeooo:paragraph-rsid="001eb9a7"/>
    </style:style>
    <style:style style:name="P12" style:family="paragraph" style:parent-style-name="Title">
      <style:text-properties style:font-name="Fira Sans" officeooo:rsid="000c5a39" officeooo:paragraph-rsid="000c5a39"/>
    </style:style>
    <style:style style:name="T1" style:family="text">
      <style:text-properties officeooo:rsid="000d9ea4"/>
    </style:style>
    <style:style style:name="T2" style:family="text">
      <style:text-properties style:font-name="Fira Sans" officeooo:rsid="001eb9a7"/>
    </style:style>
    <style:style style:name="T3" style:family="text">
      <style:text-properties officeooo:rsid="00116d6a"/>
    </style:style>
    <style:style style:name="T4" style:family="text">
      <style:text-properties officeooo:rsid="001667f1"/>
    </style:style>
    <style:style style:name="T5" style:family="text">
      <style:text-properties fo:font-weight="bold" style:font-weight-asian="bold" style:font-weight-complex="bold"/>
    </style:style>
    <style:style style:name="T6" style:family="text">
      <style:text-properties fo:font-weight="bold" officeooo:rsid="001a033c" style:font-weight-asian="bold" style:font-weight-complex="bold"/>
    </style:style>
    <style:style style:name="T7" style:family="text">
      <style:text-properties fo:font-weight="bold" officeooo:rsid="001a80b4"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1a033c" style:font-weight-asian="normal" style:font-weight-complex="normal"/>
    </style:style>
    <style:style style:name="T10" style:family="text">
      <style:text-properties fo:font-weight="normal" officeooo:rsid="001a80b4" style:font-weight-asian="normal" style:font-weight-complex="normal"/>
    </style:style>
    <style:style style:name="T11" style:family="text">
      <style:text-properties officeooo:rsid="001eb9a7"/>
    </style:style>
    <style:style style:name="T12" style:family="text">
      <style:text-properties officeooo:rsid="001f3f6f"/>
    </style:style>
    <style:style style:name="T13" style:family="text">
      <style:text-properties officeooo:rsid="002209e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Final IF37 A20</text:p>
      <text:h text:style-name="Heading_20_1" text:outline-level="1">1. Définition des modalités de saisie de données</text:h>
      <text:p text:style-name="Text_20_body">Pour identifier les œuvres intéressantes, on peut imaginer une saisie tactile : un simple bouton <text:span text:style-name="T1">avec une icône d’étoile, </text:span>affiché <text:span text:style-name="T1">sur l’écran d’une tablette lorsque l’on pointe sa caméra vers un QR code à côté d’une œuvre, permettrait de marquer celle-ci comme intéressante. Cette méthode est simple et intuitive.</text:span></text:p>
      <text:p text:style-name="P2">Pour expliquer pourquoi une œuvre est intéressante, le représentant pourrait, après l’avoir marquée, cliquer sur un bouton qui permettrait d’enregistrer un message vocal. Ce bouton pourrait également être accessible pour les autres œuvres afin d’expliquer pourquoi elles ne sont pas intéressantes. Cette méthode permet une explication rapide, mais risque de provoquer une certaines cacophonie si tous les représentants l’utilisent en même temps.</text:p>
      <text:p text:style-name="P3">Pour mettre en évidence le fait que l’œuvre complète une collection, le représentant pourrait appuyer sur des caractéristiques (artiste, date, etc) dans la fiche de l’œuvre <text:span text:style-name="T3">pour les mettre en avant</text:span>. <text:span text:style-name="T3">Cette méthode est très simple, même si la mise en avant manque de détails. Ces détails sont cependant présents dans le message vocal d’identification.</text:span></text:p>
      <text:p text:style-name="P4">Pour identifier les défauts, le représentant doit pouvoir prendre des photos de l’œuvre et appuyer pour y placer des marqueurs indiquant les défauts. Il doit aussi pouvoir ajouter des annotations. Pour cela, une entrée textuelle est très adaptée car elle permet d’avoir des informations brèves et rapides à <text:span text:style-name="T13">comprendre</text:span> sur chaque défaut. Dans le même esprit, le représentant pourrait cliquer sur des boutons correspondant à des types de défaut prédéfinis pour entrer le texte correspondant, gagnant ainsi du temps.</text:p>
      <text:h text:style-name="Heading_20_1" text:outline-level="1">2. Définition des modalités d’affichage des données</text:h>
      <text:p text:style-name="P5">Comme vu précédemment, le système fonctionne sur une tablette, qui nous donne tous les outils nécessaires à l’implémentation d’une solution AR.</text:p>
      <text:p text:style-name="P5">Pour cela, on place un marqueur (QR code ou similaire) à chaque coin de l’œuvre si elle est affichée sur un mur, ou en cercle autour s’il s’agit d’une sculpture au sol ou similaire. Les marqueurs sont utilisés à la fois pour identifier l’œuvre et pour la positionner par rapport à l’appareil (chaque code ayant un identifiant unique). La caméra de la tablette sert à détecter les marqueurs. Une fois qu’une œuvre est détectée, les informations sont affichées sur le côté de l’écran, en évitant tant que possible de se superposer à l’œuvre elle-même. Le gyroscope et l’accéléromètre de la tablette sont utilisés pour rendre le positionnement de la superposition plus précis.</text:p>
      <text:h text:style-name="Heading_20_1" text:outline-level="1"><text:soft-page-break/>3. Interaction multimodale</text:h>
      <text:p text:style-name="P11"><text:span text:style-name="T11">Pour gérer la fusion multimodale, on peut utiliser des informations déjà connues : après tel geste, telles instructions vocales sont possible, et vice-versa. Cela permet de réduire l’ambiguité, à la fois si une commande est incertaine, et si l’ordre de deux commandes de modalités différentes est incertain. C’est informations peuvent être encodées dans un format </text:span><text:span text:style-name="T2">de données personnalisé qui permet de définir des commandes vocales et gestuelles, et des suites de commandes</text:span><text:span text:style-name="T11">. La reconnaissance vocale peut utiliser les services de Google Cloud ou Microsoft Azure, </text:span><text:span text:style-name="T12">et un atténuateur de bruit (salle d’enchères).</text:span></text:p>
      <text:h text:style-name="Heading_20_1" text:outline-level="1">4. Universal Design</text:h>
      <text:list xml:id="list3731793562" text:style-name="L1">
        <text:list-item>
          <text:p text:style-name="P6">Equitable use : le logo en haut à gauche est trop petit et beaucoup de messages sont écrit en gris sur gris et ont un faible contraste. Cela rend le site moins accessible aux malvoyants.</text:p>
        </text:list-item>
        <text:list-item>
          <text:p text:style-name="P6">Simple and intuitive : le bouton « Valider » servant à déposer l’ordre d’achat pourrait être renommé « Déposer l’ordre » pour rendre sa fonction plus évidente.</text:p>
        </text:list-item>
      </text:list>
      <text:h text:style-name="Heading_20_1" text:outline-level="1">5. Test utilisateur</text:h>
      <text:p text:style-name="P7">Les critères des tests sont le temps mis par les utilisateurs à effectuer chaque tâche dans une liste, et leurs retours quant à ce qu’ils ont trouvé difficile ou facile dans cette liste.</text:p>
      <text:p text:style-name="P7">Les tests comportent 10 utilisateurs, qui répéteront toutes les tâches une deuxième fois après les avoir toutes finies. Ils sont chronométrés et le feedback est noté à la toute fin et entre les deux répétitions. À chaque itération (nouvelle session de tests), on garde 5 utilisateurs de la session précédente <text:span text:style-name="T4">si possible</text:span>, les autres sont nouveaux. Cela permet d’évaluer les changements effectués.</text:p>
      <text:h text:style-name="Heading_20_1" text:outline-level="1">6. Choix de l’environnement de maquettage</text:h>
      <text:p text:style-name="P8">Une <text:span text:style-name="T6">maquette papier</text:span><text:span text:style-name="T9"> est très simple à réaliser, mais complètement statique. Elle ne permet pas de tester l’intéractivité du système, mais permet d’itérer très rapidement sur la disposition de l’interface.</text:span></text:p>
      <text:p text:style-name="P10"><text:span text:style-name="T9">U</text:span><text:span text:style-name="T8">ne </text:span><text:span text:style-name="T5">maquette vidéo (animation)</text:span><text:span text:style-name="T8"> permet d’avoir une vision claire du résultat final sans trop d’efforts, mais ne permet pas de tester l’interactivité.</text:span></text:p>
      <text:p text:style-name="P9"><text:span text:style-name="T9">U</text:span><text:span text:style-name="T8">ne </text:span><text:span text:style-name="T7">maquette logiciel avec AR simulée</text:span><text:span text:style-name="T10"> permet de tester la navigation dans l’interface sans avoir à implémenter de solutions techniques trop complexes. Cependant, le travail demandé est plus important que d’autres types de maquette, l’itération est donc plus lente, ou alors doit avancer par étapes plus grand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Fira Sans" svg:font-family="'Fira Sans'"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ja" style:country-asian="JP"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fr" fo:country="FR" style:letter-kerning="true" style:font-name-asian="Droid Sans Fallback" style:font-size-asian="10.5pt" style:language-asian="ja" style:country-asian="JP"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Fira Sans" fo:font-family="'Fira Sans'" style:font-family-generic="swiss" style:font-pitch="variabl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ira Sans" fo:font-family="'Fira Sans'" style:font-family-generic="swiss" style:font-pitch="variable" fo:font-size="130%" fo:font-weight="bold" officeooo:rsid="000c5a39"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333333" style:font-name="Fira Sans" officeooo:rsid="000c5a39" officeooo:paragraph-rsid="000c5a39"/>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loext:header-first>
        <text:p text:style-name="MP1">HUYGHE Maxime, 48183</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xime Huyghe</meta:initial-creator>
    <meta:creation-date>2021-01-21T17:03:34.005796346</meta:creation-date>
    <dc:date>2021-01-21T18:34:41.283521772</dc:date>
    <dc:creator>Maxime Huyghe</dc:creator>
    <meta:editing-duration>PT49M19S</meta:editing-duration>
    <meta:editing-cycles>16</meta:editing-cycles>
    <meta:generator>LibreOffice/6.4.7.2$Linux_X86_64 LibreOffice_project/40$Build-2</meta:generator>
    <meta:document-statistic meta:table-count="0" meta:image-count="0" meta:object-count="0" meta:page-count="2" meta:paragraph-count="22" meta:word-count="764" meta:character-count="4875" meta:non-whitespace-character-count="4135"/>
  </office:meta>
</office:document-meta>
</file>